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876cm" fo:min-width="0.434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0000" draw:marker-start-width="0.355cm" draw:marker-end-width="0.35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svg:stroke-color="#000000" draw:marker-start-width="0.355cm" draw:marker-end-width="0.355cm" draw:fill="solid" draw:fill-color="#00800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gr10" style:family="graphic" style:parent-style-name="standard">
      <style:graphic-properties svg:stroke-width="0.051cm" svg:stroke-color="#0084d1" draw:marker-start-width="0.355cm" draw:marker-end-width="0.355cm" draw:fill="solid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84d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990099" draw:fill="solid" draw:fill-color="#990099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1cm" svg:stroke-color="#990099" draw:marker-start-width="0.355cm" draw:marker-end-width="0.355cm" draw:fill="solid" draw:fill-color="#008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fo:font-size="18pt" style:font-size-asian="18pt" style:font-size-complex="18pt"/>
    </style:style>
    <style:style style:name="P3" style:family="paragraph">
      <style:text-properties fo:font-family="'Times New Roman'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color="#000000" fo:font-family="Symbol" style:font-pitch="variable" style:font-charset="x-symbol" fo:font-style="italic" style:font-style-asian="italic" style:font-style-complex="italic"/>
    </style:style>
    <style:style style:name="P6" style:family="paragraph">
      <style:paragraph-properties fo:text-align="center"/>
      <style:text-properties fo:color="#0084d1" fo:font-family="'Times New Roman'" style:font-family-generic="roman" fo:font-style="italic" style:font-style-asian="italic" style:font-style-complex="italic"/>
    </style:style>
    <style:style style:name="P7" style:family="paragraph">
      <style:paragraph-properties fo:text-align="center"/>
      <style:text-properties fo:color="#ff0000" fo:font-family="'Times New Roman'" style:font-family-generic="roman" fo:font-style="italic" style:font-style-asian="italic" style:font-style-complex="italic"/>
    </style:style>
    <style:style style:name="P8" style:family="paragraph">
      <style:text-properties fo:font-family="Symbol" style:font-family-generic="roman" style:font-pitch="variable" style:font-charset="x-symbol"/>
    </style:style>
    <style:style style:name="P9" style:family="paragraph">
      <style:text-properties fo:font-family="Symbol" style:font-family-generic="roman" style:font-pitch="variable" style:font-charset="x-symbol" fo:font-size="18pt" style:font-size-asian="18pt" style:font-size-complex="18pt"/>
    </style:style>
    <style:style style:name="T1" style:family="text">
      <style:text-properties fo:font-family="'Times New Roman'"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text-position="sub 58%" fo:font-family="'Times New Roman'" fo:font-size="18pt" style:font-size-asian="18pt" style:font-size-complex="18pt"/>
    </style:style>
    <style:style style:name="T3" style:family="text">
      <style:text-properties style:text-position="sub 58%" fo:font-family="'Times New Roman'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text-position="sub 58%" fo:font-family="'Times New Roman'"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family="'Times New Roman'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family="Symbol" style:font-pitch="variable" style:font-charset="x-symbol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000000" fo:font-family="Symbol" style:font-pitch="variable" style:font-charset="x-symbol" fo:font-style="italic" style:font-style-asian="italic" style:font-style-complex="italic"/>
    </style:style>
    <style:style style:name="T8" style:family="text">
      <style:text-properties fo:color="#0084d1" fo:font-family="Symbol" style:font-pitch="variable" style:font-charset="x-symbol" fo:font-style="italic" style:font-style-asian="italic" style:font-style-complex="italic"/>
    </style:style>
    <style:style style:name="T9" style:family="text">
      <style:text-properties fo:color="#0084d1" style:text-position="sub 58%" fo:font-family="'Times New Roman'" style:font-family-generic="roman"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ff0000" fo:font-family="Symbol" style:font-pitch="variable" style:font-charset="x-symbol" fo:font-style="italic" style:font-style-asian="italic" style:font-style-complex="italic"/>
    </style:style>
    <style:style style:name="T11" style:family="text">
      <style:text-properties fo:color="#ff0000" style:text-position="sub 58%" fo:font-family="'Times New Roman'" style:font-family-generic="roman"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family="Symbol" style:font-family-generic="roman" style:font-pitch="variable" style:font-charset="x-symbol" fo:font-size="18pt" style:font-size-asian="18pt" style:font-size-complex="18pt"/>
    </style:style>
    <style:style style:name="T13" style:family="text">
      <style:text-properties style:text-position="sub 58%" fo:font-family="Symbol" style:font-family-generic="roman" style:font-pitch="variable" style:font-charset="x-symbol" fo:font-size="18pt" style:font-size-asian="18pt" style:font-size-complex="18pt"/>
    </style:style>
    <style:style style:name="T14" style:family="text">
      <style:text-properties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27cm" svg:height="1.27cm" svg:x="2.14cm" svg:y="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34cm" svg:height="1.172cm" svg:x="2.345cm" svg:y="3.508cm">
          <draw:text-box>
            <text:p><text:span text:style-name="T1">z</text:span><text:span text:style-name="T2">1</text:span></text:p>
          </draw:text-box>
        </draw:frame>
        <draw:custom-shape draw:style-name="gr1" draw:text-style-name="P1" xml:id="id1" draw:id="id1" draw:layer="layout" svg:width="1.27cm" svg:height="1.27cm" svg:x="2.14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34cm" svg:height="1.172cm" svg:x="2.345cm" svg:y="5.667cm">
          <draw:text-box>
            <text:p><text:span text:style-name="T1">z</text:span><text:span text:style-name="T3">2</text:span></text:p>
          </draw:text-box>
        </draw:frame>
        <draw:custom-shape draw:style-name="gr1" draw:text-style-name="P1" xml:id="id5" draw:id="id5" draw:layer="layout" svg:width="1.27cm" svg:height="1.27cm" svg:x="2.14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34cm" svg:height="1.172cm" svg:x="2.345cm" svg:y="7.826cm">
          <draw:text-box>
            <text:p><text:span text:style-name="T1">z</text:span><text:span text:style-name="T2">3</text:span></text:p>
          </draw:text-box>
        </draw:frame>
        <draw:custom-shape draw:style-name="gr1" draw:text-style-name="P1" xml:id="id7" draw:id="id7" draw:layer="layout" svg:width="1.27cm" svg:height="1.27cm" svg:x="2.14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34cm" svg:height="1.172cm" svg:x="2.345cm" svg:y="9.985cm">
          <draw:text-box>
            <text:p><text:span text:style-name="T1">z</text:span><text:span text:style-name="T4">n</text:span></text:p>
          </draw:text-box>
        </draw:frame>
        <draw:g>
          <draw:custom-shape draw:style-name="gr4" draw:text-style-name="P1" draw:layer="layout" svg:width="0.153cm" svg:height="0.133cm" svg:x="2.708cm" svg:y="9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2cm" svg:x="2.708cm" svg:y="9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3cm" svg:x="2.708cm" svg:y="9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xml:id="id4" draw:id="id4" draw:layer="layout" svg:width="0.508cm" svg:height="0.508cm" svg:x="6.066cm" svg:y="3.494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.41cm" svg:y1="6.283cm" svg:x2="6.066cm" svg:y2="6.182cm" draw:start-shape="id1" draw:start-glue-point="10" draw:end-shape="id2" draw:end-glue-point="3" svg:d="m3410 6283 2656-101">
          <text:p/>
        </draw:connector>
        <draw:connector draw:style-name="gr6" draw:text-style-name="P1" draw:layer="layout" draw:type="line" svg:x1="3.41cm" svg:y1="4.124cm" svg:x2="6.066cm" svg:y2="3.748cm" draw:start-shape="id3" draw:start-glue-point="10" draw:end-shape="id4" draw:end-glue-point="3" svg:d="m3410 4124 2656-376">
          <text:p/>
        </draw:connector>
        <draw:connector draw:style-name="gr6" draw:text-style-name="P1" draw:layer="layout" draw:type="line" svg:x1="3.41cm" svg:y1="8.442cm" svg:x2="6.066cm" svg:y2="8.55cm" draw:start-shape="id5" draw:start-glue-point="10" draw:end-shape="id6" draw:end-glue-point="3" svg:d="m3410 8442 2656 108">
          <text:p/>
        </draw:connector>
        <draw:connector draw:style-name="gr6" draw:text-style-name="P1" draw:layer="layout" draw:type="line" svg:x1="3.41cm" svg:y1="10.601cm" svg:x2="6.066cm" svg:y2="10.951cm" draw:start-shape="id7" draw:start-glue-point="10" draw:end-shape="id8" draw:end-glue-point="3" svg:d="m3410 10601 2656 350">
          <text:p/>
        </draw:connector>
        <draw:connector draw:style-name="gr6" draw:text-style-name="P1" draw:layer="layout" draw:type="line" svg:x1="6.574cm" svg:y1="3.748cm" svg:x2="10.811cm" svg:y2="7.367cm" draw:start-shape="id4" draw:start-glue-point="1" draw:end-shape="id9" draw:end-glue-point="6" svg:d="m6574 3748 4237 3619">
          <text:p/>
        </draw:connector>
        <draw:connector draw:style-name="gr6" draw:text-style-name="P1" draw:layer="layout" draw:type="line" svg:x1="6.574cm" svg:y1="10.951cm" svg:x2="10.811cm" svg:y2="7.367cm" draw:start-shape="id8" draw:start-glue-point="1" draw:end-shape="id9" draw:end-glue-point="6" svg:d="m6574 10951 4237-3584">
          <text:p/>
        </draw:connector>
        <draw:connector draw:style-name="gr6" draw:text-style-name="P1" draw:layer="layout" draw:type="line" svg:x1="6.574cm" svg:y1="5.472cm" svg:x2="10.81cm" svg:y2="3.966cm" draw:start-shape="id10" draw:start-glue-point="1" draw:end-shape="id11" draw:end-glue-point="6" svg:d="m6574 5472 4236-1506">
          <text:p/>
        </draw:connector>
        <draw:custom-shape draw:style-name="gr5" draw:text-style-name="P1" xml:id="id13" draw:id="id13" draw:layer="layout" svg:width="0.508cm" svg:height="0.508cm" svg:x="6.066cm" svg:y="4.2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0.508cm" svg:height="0.508cm" svg:x="6.066cm" svg:y="2.784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74cm" svg:y1="3.038cm" svg:x2="10.81cm" svg:y2="3.966cm" draw:start-shape="id12" draw:start-glue-point="1" draw:end-shape="id11" draw:end-glue-point="6" svg:d="m6574 3038 4236 928">
          <text:p/>
        </draw:connector>
        <draw:connector draw:style-name="gr6" draw:text-style-name="P1" draw:layer="layout" draw:type="line" svg:x1="3.41cm" svg:y1="4.124cm" svg:x2="6.066cm" svg:y2="4.461cm" draw:start-shape="id3" draw:start-glue-point="10" draw:end-shape="id13" draw:end-glue-point="3" svg:d="m3410 4124 2656 337">
          <text:p/>
        </draw:connector>
        <draw:connector draw:style-name="gr6" draw:text-style-name="P1" draw:layer="layout" draw:type="line" svg:x1="6.574cm" svg:y1="4.461cm" svg:x2="10.812cm" svg:y2="10.768cm" draw:start-shape="id13" draw:start-glue-point="1" draw:end-shape="id14" draw:end-glue-point="6" svg:d="m6574 4461 4238 6307">
          <text:p/>
        </draw:connector>
        <draw:connector draw:style-name="gr6" draw:text-style-name="P1" draw:layer="layout" draw:type="line" svg:x1="6.574cm" svg:y1="6.895cm" svg:x2="10.812cm" svg:y2="10.768cm" draw:start-shape="id15" draw:start-glue-point="1" draw:end-shape="id14" draw:end-glue-point="6" svg:d="m6574 6895 4238 3873">
          <text:p/>
        </draw:connector>
        <draw:connector draw:style-name="gr6" draw:text-style-name="P1" draw:layer="layout" draw:type="line" svg:x1="6.574cm" svg:y1="11.664cm" svg:x2="10.812cm" svg:y2="10.768cm" draw:start-shape="id16" draw:start-glue-point="1" draw:end-shape="id14" draw:end-glue-point="6" svg:d="m6574 11664 4238-896">
          <text:p/>
        </draw:connector>
        <draw:connector draw:style-name="gr6" draw:text-style-name="P1" draw:layer="layout" draw:type="line" svg:x1="3.41cm" svg:y1="4.124cm" svg:x2="6.066cm" svg:y2="3.038cm" draw:start-shape="id3" draw:start-glue-point="10" draw:end-shape="id12" draw:end-glue-point="3" svg:d="m3410 4124 2656-1086">
          <text:p/>
        </draw:connector>
        <draw:custom-shape draw:style-name="gr5" draw:text-style-name="P1" xml:id="id2" draw:id="id2" draw:layer="layout" svg:width="0.508cm" svg:height="0.508cm" svg:x="6.066cm" svg:y="5.9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0.508cm" svg:height="0.508cm" svg:x="6.066cm" svg:y="6.6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0.508cm" svg:height="0.508cm" svg:x="6.066cm" svg:y="5.2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0.508cm" svg:height="0.508cm" svg:x="6.066cm" svg:y="8.2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8" draw:id="id18" draw:layer="layout" svg:width="0.508cm" svg:height="0.508cm" svg:x="6.066cm" svg:y="9.0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7" draw:id="id17" draw:layer="layout" svg:width="0.508cm" svg:height="0.508cm" svg:x="6.066cm" svg:y="7.5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0.508cm" svg:height="0.508cm" svg:x="6.066cm" svg:y="10.6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0.508cm" svg:height="0.508cm" svg:x="6.066cm" svg:y="11.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0.508cm" svg:height="0.508cm" svg:x="6.066cm" svg:y="9.98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.41cm" svg:y1="6.283cm" svg:x2="6.066cm" svg:y2="5.472cm" draw:start-shape="id1" draw:start-glue-point="10" draw:end-shape="id10" draw:end-glue-point="3" svg:d="m3410 6283 2656-811">
          <text:p/>
        </draw:connector>
        <draw:connector draw:style-name="gr6" draw:text-style-name="P1" draw:layer="layout" draw:type="line" svg:x1="3.41cm" svg:y1="6.283cm" svg:x2="6.066cm" svg:y2="6.895cm" draw:start-shape="id1" draw:start-glue-point="10" draw:end-shape="id15" draw:end-glue-point="3" svg:d="m3410 6283 2656 612">
          <text:p/>
        </draw:connector>
        <draw:connector draw:style-name="gr6" draw:text-style-name="P1" draw:layer="layout" draw:type="line" svg:x1="6.574cm" svg:y1="6.182cm" svg:x2="10.811cm" svg:y2="7.367cm" draw:start-shape="id2" draw:start-glue-point="1" draw:end-shape="id9" draw:end-glue-point="6" svg:d="m6574 6182 4237 1185">
          <text:p/>
        </draw:connector>
        <draw:connector draw:style-name="gr6" draw:text-style-name="P1" draw:layer="layout" draw:type="line" svg:x1="6.574cm" svg:y1="7.84cm" svg:x2="10.81cm" svg:y2="3.966cm" draw:start-shape="id17" draw:start-glue-point="1" draw:end-shape="id11" draw:end-glue-point="6" svg:d="m6574 7840 4236-3874">
          <text:p/>
        </draw:connector>
        <draw:connector draw:style-name="gr6" draw:text-style-name="P1" draw:layer="layout" draw:type="line" svg:x1="6.574cm" svg:y1="8.55cm" svg:x2="10.811cm" svg:y2="7.367cm" draw:start-shape="id6" draw:start-glue-point="1" draw:end-shape="id9" draw:end-glue-point="6" svg:d="m6574 8550 4237-1183">
          <text:p/>
        </draw:connector>
        <draw:connector draw:style-name="gr6" draw:text-style-name="P1" draw:layer="layout" draw:type="line" svg:x1="3.41cm" svg:y1="8.442cm" svg:x2="6.066cm" svg:y2="7.84cm" draw:start-shape="id5" draw:start-glue-point="10" draw:end-shape="id17" draw:end-glue-point="3" svg:d="m3410 8442 2656-602">
          <text:p/>
        </draw:connector>
        <draw:connector draw:style-name="gr6" draw:text-style-name="P1" draw:layer="layout" draw:type="line" svg:x1="3.41cm" svg:y1="8.442cm" svg:x2="6.066cm" svg:y2="9.263cm" draw:start-shape="id5" draw:start-glue-point="10" draw:end-shape="id18" draw:end-glue-point="3" svg:d="m3410 8442 2656 821">
          <text:p/>
        </draw:connector>
        <draw:connector draw:style-name="gr6" draw:text-style-name="P1" draw:layer="layout" draw:type="line" svg:x1="3.41cm" svg:y1="10.601cm" svg:x2="6.066cm" svg:y2="11.664cm" draw:start-shape="id7" draw:start-glue-point="10" draw:end-shape="id16" draw:end-glue-point="3" svg:d="m3410 10601 2656 1063">
          <text:p/>
        </draw:connector>
        <draw:connector draw:style-name="gr6" draw:text-style-name="P1" draw:layer="layout" draw:type="line" svg:x1="3.41cm" svg:y1="10.601cm" svg:x2="6.066cm" svg:y2="10.241cm" draw:start-shape="id7" draw:start-glue-point="10" draw:end-shape="id19" draw:end-glue-point="3" svg:d="m3410 10601 2656-360">
          <text:p/>
        </draw:connector>
        <draw:connector draw:style-name="gr6" draw:text-style-name="P1" draw:layer="layout" draw:type="line" svg:x1="6.574cm" svg:y1="9.263cm" svg:x2="10.812cm" svg:y2="10.768cm" draw:start-shape="id18" draw:start-glue-point="1" draw:end-shape="id14" draw:end-glue-point="6" svg:d="m6574 9263 4238 1505">
          <text:p/>
        </draw:connector>
        <draw:connector draw:style-name="gr6" draw:text-style-name="P1" draw:layer="layout" draw:type="line" svg:x1="6.574cm" svg:y1="10.241cm" svg:x2="10.81cm" svg:y2="3.966cm" draw:start-shape="id19" draw:start-glue-point="1" draw:end-shape="id11" draw:end-glue-point="6" svg:d="m6574 10241 4236-6275">
          <text:p/>
        </draw:connector>
        <draw:frame draw:style-name="gr2" draw:text-style-name="P3" draw:layer="layout" svg:width="1.188cm" svg:height="1.28cm" svg:x="1.045cm" svg:y="3.209cm">
          <draw:text-box>
            <text:p><text:span text:style-name="T5">...</text:span></text:p>
          </draw:text-box>
        </draw:frame>
        <draw:frame draw:style-name="gr2" draw:text-style-name="P3" draw:layer="layout" svg:width="1.188cm" svg:height="1.28cm" svg:x="1.045cm" svg:y="5.368cm">
          <draw:text-box>
            <text:p><text:span text:style-name="T5">...</text:span></text:p>
          </draw:text-box>
        </draw:frame>
        <draw:frame draw:style-name="gr3" draw:text-style-name="P3" draw:layer="layout" svg:width="1.188cm" svg:height="1.28cm" svg:x="1.045cm" svg:y="7.527cm">
          <draw:text-box>
            <text:p><text:span text:style-name="T5">...</text:span></text:p>
          </draw:text-box>
        </draw:frame>
        <draw:frame draw:style-name="gr2" draw:text-style-name="P3" draw:layer="layout" svg:width="1.188cm" svg:height="1.28cm" svg:x="1.045cm" svg:y="9.686cm">
          <draw:text-box>
            <text:p><text:span text:style-name="T5">...</text:span></text:p>
          </draw:text-box>
        </draw:frame>
        <draw:custom-shape draw:style-name="gr1" draw:text-style-name="P1" xml:id="id20" draw:id="id20" draw:layer="layout" svg:width="1.27cm" svg:height="1.27cm" svg:x="16.896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832cm" svg:height="1.03cm" svg:x="17.101cm" svg:y="6.849cm">
          <draw:text-box>
            <text:p><text:span text:style-name="T6">q</text:span></text:p>
          </draw:text-box>
        </draw:frame>
        <draw:custom-shape draw:style-name="gr7" draw:text-style-name="P1" xml:id="id21" draw:id="id21" draw:layer="layout" svg:width="0.508cm" svg:height="0.508cm" svg:x="19.542cm" svg:y="7.109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8.166cm" svg:y1="7.365cm" svg:x2="19.542cm" svg:y2="7.363cm" draw:start-shape="id20" draw:start-glue-point="10" draw:end-shape="id21" draw:end-glue-point="3" svg:d="m18166 7365 1376-2">
          <text:p/>
        </draw:connector>
        <draw:frame draw:style-name="gr9" draw:text-style-name="P5" draw:layer="layout" svg:width="0.992cm" svg:height="1.139cm" svg:x="19.307cm" svg:y="6.171cm">
          <draw:text-box>
            <text:p text:style-name="P1"><text:span text:style-name="T7">p</text:span></text:p>
          </draw:text-box>
        </draw:frame>
        <draw:custom-shape draw:style-name="gr1" draw:text-style-name="P1" xml:id="id11" draw:id="id11" draw:layer="layout" svg:width="1.27cm" svg:height="1.27cm" svg:x="10.8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10.811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27cm" svg:height="1.27cm" svg:x="10.812cm" svg:y="10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66cm" svg:height="1.172cm" svg:x="11.034cm" svg:y="3.424cm">
          <draw:text-box>
            <text:p><text:span text:style-name="T1">t</text:span><text:span text:style-name="T2">1</text:span></text:p>
          </draw:text-box>
        </draw:frame>
        <draw:frame draw:style-name="gr2" draw:text-style-name="P2" draw:layer="layout" svg:width="0.866cm" svg:height="1.172cm" svg:x="11.034cm" svg:y="6.825cm">
          <draw:text-box>
            <text:p><text:span text:style-name="T1">t</text:span><text:span text:style-name="T4">2</text:span></text:p>
          </draw:text-box>
        </draw:frame>
        <draw:frame draw:style-name="gr2" draw:text-style-name="P2" draw:layer="layout" svg:width="0.947cm" svg:height="1.172cm" svg:x="11.034cm" svg:y="10.226cm">
          <draw:text-box>
            <text:p><text:span text:style-name="T1">t</text:span><text:span text:style-name="T4">m</text:span></text:p>
          </draw:text-box>
        </draw:frame>
        <draw:g>
          <draw:custom-shape draw:style-name="gr4" draw:text-style-name="P1" draw:layer="layout" svg:width="0.153cm" svg:height="0.133cm" svg:x="13.697cm" svg:y="8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2cm" svg:x="13.697cm" svg:y="8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3cm" svg:x="13.697cm" svg:y="8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" xml:id="id22" draw:id="id22" draw:layer="layout" svg:width="0.508cm" svg:height="0.508cm" svg:x="14.244cm" svg:y="7.138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4.752cm" svg:y1="7.392cm" svg:x2="16.896cm" svg:y2="7.365cm" draw:start-shape="id22" draw:start-glue-point="1" draw:end-shape="id20" draw:end-glue-point="6" svg:d="m14752 7392 2144-27">
          <text:p/>
        </draw:connector>
        <draw:connector draw:style-name="gr11" draw:text-style-name="P1" draw:layer="layout" draw:type="line" svg:x1="12.081cm" svg:y1="7.367cm" svg:x2="14.244cm" svg:y2="7.392cm" draw:start-shape="id9" draw:start-glue-point="10" draw:end-shape="id22" draw:end-glue-point="3" svg:d="m12081 7367 2163 25">
          <text:p/>
        </draw:connector>
        <draw:connector draw:style-name="gr11" draw:text-style-name="P1" draw:layer="layout" draw:type="line" svg:x1="12.08cm" svg:y1="3.966cm" svg:x2="14.242cm" svg:y2="3.962cm" draw:start-shape="id11" draw:start-glue-point="10" draw:end-shape="id23" draw:end-glue-point="3" svg:d="m12080 3966 2162-4">
          <text:p/>
        </draw:connector>
        <draw:connector draw:style-name="gr11" draw:text-style-name="P1" draw:layer="layout" draw:type="line" svg:x1="12.082cm" svg:y1="10.768cm" svg:x2="14.242cm" svg:y2="10.792cm" draw:start-shape="id14" draw:start-glue-point="10" draw:end-shape="id24" draw:end-glue-point="3" svg:d="m12082 10768 2160 24">
          <text:p/>
        </draw:connector>
        <draw:frame draw:style-name="gr9" draw:text-style-name="P6" draw:layer="layout" svg:width="1.17cm" svg:height="1.244cm" svg:x="13.907cm" svg:y="5.982cm">
          <draw:text-box>
            <text:p text:style-name="P1"><text:span text:style-name="T8">g</text:span><text:span text:style-name="T9">2</text:span></text:p>
          </draw:text-box>
        </draw:frame>
        <draw:custom-shape draw:style-name="gr10" draw:text-style-name="P1" xml:id="id23" draw:id="id23" draw:layer="layout" svg:width="0.508cm" svg:height="0.508cm" svg:x="14.242cm" svg:y="3.70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17cm" svg:height="1.244cm" svg:x="13.905cm" svg:y="2.552cm">
          <draw:text-box>
            <text:p text:style-name="P1"><text:span text:style-name="T8">g</text:span><text:span text:style-name="T9">1</text:span></text:p>
          </draw:text-box>
        </draw:frame>
        <draw:custom-shape draw:style-name="gr10" draw:text-style-name="P1" xml:id="id24" draw:id="id24" draw:layer="layout" svg:width="0.508cm" svg:height="0.508cm" svg:x="14.242cm" svg:y="10.53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17cm" svg:height="1.244cm" svg:x="13.905cm" svg:y="9.382cm">
          <draw:text-box>
            <text:p text:style-name="P1"><text:span text:style-name="T8">g</text:span><text:span text:style-name="T9">m</text:span></text:p>
          </draw:text-box>
        </draw:frame>
        <draw:connector draw:style-name="gr11" draw:text-style-name="P1" draw:layer="layout" draw:type="line" svg:x1="14.75cm" svg:y1="3.962cm" svg:x2="16.896cm" svg:y2="7.365cm" draw:start-shape="id23" draw:start-glue-point="1" draw:end-shape="id20" draw:end-glue-point="6" svg:d="m14750 3962 2146 3403">
          <text:p/>
        </draw:connector>
        <draw:connector draw:style-name="gr11" draw:text-style-name="P1" draw:layer="layout" draw:type="line" svg:x1="14.75cm" svg:y1="10.792cm" svg:x2="16.896cm" svg:y2="7.365cm" draw:start-shape="id24" draw:start-glue-point="1" draw:end-shape="id20" draw:end-glue-point="6" svg:d="m14750 10792 2146-3427">
          <text:p/>
        </draw:connector>
        <draw:frame draw:style-name="gr9" draw:text-style-name="P7" draw:layer="layout" svg:width="1.38cm" svg:height="1.244cm" svg:x="5.705cm" svg:y="1.653cm">
          <draw:text-box>
            <text:p text:style-name="P1"><text:span text:style-name="T10">b</text:span><text:span text:style-name="T11">11</text:span></text:p>
          </draw:text-box>
        </draw:frame>
        <draw:frame draw:style-name="gr9" draw:text-style-name="P7" draw:layer="layout" svg:width="1.38cm" svg:height="1.244cm" svg:x="5.705cm" svg:y="11.754cm">
          <draw:text-box>
            <text:p text:style-name="P1"><text:span text:style-name="T10">b</text:span><text:span text:style-name="T11">nm</text:span></text:p>
          </draw:text-box>
        </draw:frame>
        <draw:custom-shape draw:style-name="gr1" draw:text-style-name="P1" xml:id="id25" draw:id="id25" draw:layer="layout" svg:width="1.27cm" svg:height="1.27cm" svg:x="10.328cm" svg:y="1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1.12cm" svg:height="1.237cm" svg:x="10.433cm" svg:y="2.008cm">
          <draw:text-box>
            <text:p text:style-name="P8"><text:span text:style-name="T12">y</text:span><text:span text:style-name="T13">1</text:span></text:p>
          </draw:text-box>
        </draw:frame>
        <draw:custom-shape draw:style-name="gr12" draw:text-style-name="P1" xml:id="id26" draw:id="id26" draw:layer="layout" svg:width="0.508cm" svg:height="0.508cm" svg:x="12.938cm" svg:y="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line" svg:x1="11.598cm" svg:y1="2.624cm" svg:x2="12.938cm" svg:y2="2.624cm" draw:start-shape="id25" draw:start-glue-point="10" draw:end-shape="id26" draw:end-glue-point="3" svg:d="m11598 2624h1340">
          <text:p/>
        </draw:connector>
        <draw:connector draw:style-name="gr13" draw:text-style-name="P1" draw:layer="layout" draw:type="line" svg:x1="10.328cm" svg:y1="2.624cm" svg:x2="6.574cm" svg:y2="3.038cm" draw:start-shape="id25" draw:start-glue-point="6" draw:end-shape="id12" draw:end-glue-point="1" svg:d="m10328 2624-3754 414">
          <text:p/>
        </draw:connector>
        <draw:connector draw:style-name="gr13" draw:text-style-name="P1" draw:layer="layout" draw:type="line" svg:x1="10.328cm" svg:y1="2.624cm" svg:x2="6.574cm" svg:y2="5.472cm" draw:start-shape="id25" draw:start-glue-point="6" draw:end-shape="id10" draw:end-glue-point="1" svg:d="m10328 2624-3754 2848">
          <text:p/>
        </draw:connector>
        <draw:connector draw:style-name="gr13" draw:text-style-name="P1" draw:layer="layout" draw:type="line" svg:x1="10.328cm" svg:y1="2.624cm" svg:x2="6.574cm" svg:y2="7.84cm" draw:start-shape="id25" draw:start-glue-point="6" draw:end-shape="id17" draw:end-glue-point="1" svg:d="m10328 2624-3754 5216">
          <text:p/>
        </draw:connector>
        <draw:connector draw:style-name="gr13" draw:text-style-name="P1" draw:layer="layout" draw:type="line" svg:x1="10.328cm" svg:y1="2.624cm" svg:x2="6.574cm" svg:y2="10.241cm" draw:start-shape="id25" draw:start-glue-point="6" draw:end-shape="id19" draw:end-glue-point="1" svg:d="m10328 2624-3754 7617">
          <text:p/>
        </draw:connector>
        <draw:custom-shape draw:style-name="gr1" draw:text-style-name="P1" xml:id="id27" draw:id="id27" draw:layer="layout" svg:width="1.27cm" svg:height="1.27cm" svg:x="10.416cm" svg:y="5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1.12cm" svg:height="1.237cm" svg:x="10.521cm" svg:y="5.408cm">
          <draw:text-box>
            <text:p text:style-name="P8"><text:span text:style-name="T12">y</text:span><text:span text:style-name="T13">2</text:span></text:p>
          </draw:text-box>
        </draw:frame>
        <draw:custom-shape draw:style-name="gr12" draw:text-style-name="P1" xml:id="id28" draw:id="id28" draw:layer="layout" svg:width="0.508cm" svg:height="0.508cm" svg:x="13.026cm" svg:y="5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line" svg:x1="11.686cm" svg:y1="6.024cm" svg:x2="13.026cm" svg:y2="6.024cm" draw:start-shape="id27" draw:start-glue-point="10" draw:end-shape="id28" draw:end-glue-point="3" svg:d="m11686 6024h1340">
          <text:p/>
        </draw:connector>
        <draw:custom-shape draw:style-name="gr1" draw:text-style-name="P1" xml:id="id29" draw:id="id29" draw:layer="layout" svg:width="1.27cm" svg:height="1.27cm" svg:x="10.404cm" svg:y="8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1.201cm" svg:height="1.244cm" svg:x="10.509cm" svg:y="8.808cm">
          <draw:text-box>
            <text:p text:style-name="P8"><text:span text:style-name="T12">y</text:span><text:span text:style-name="T14">m</text:span></text:p>
          </draw:text-box>
        </draw:frame>
        <draw:custom-shape draw:style-name="gr12" draw:text-style-name="P1" xml:id="id30" draw:id="id30" draw:layer="layout" svg:width="0.508cm" svg:height="0.508cm" svg:x="13.014cm" svg:y="9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line" svg:x1="11.674cm" svg:y1="9.424cm" svg:x2="13.014cm" svg:y2="9.424cm" draw:start-shape="id29" draw:start-glue-point="10" draw:end-shape="id30" draw:end-glue-point="3" svg:d="m11674 9424h1340">
          <text:p/>
        </draw:connector>
        <draw:connector draw:style-name="gr13" draw:text-style-name="P1" draw:layer="layout" draw:type="line" svg:x1="10.404cm" svg:y1="9.424cm" svg:x2="6.574cm" svg:y2="11.664cm" draw:start-shape="id29" draw:start-glue-point="6" draw:end-shape="id16" draw:end-glue-point="1" svg:d="m10404 9424-3830 2240">
          <text:p/>
        </draw:connector>
        <draw:connector draw:style-name="gr13" draw:text-style-name="P1" draw:layer="layout" draw:type="line" svg:x1="10.404cm" svg:y1="9.424cm" svg:x2="6.574cm" svg:y2="4.461cm" draw:start-shape="id29" draw:start-glue-point="6" draw:end-shape="id13" draw:end-glue-point="1" svg:d="m10404 9424-3830-4963">
          <text:p/>
        </draw:connector>
        <draw:connector draw:style-name="gr13" draw:text-style-name="P1" draw:layer="layout" draw:type="line" svg:x1="10.404cm" svg:y1="9.424cm" svg:x2="6.574cm" svg:y2="6.895cm" draw:start-shape="id29" draw:start-glue-point="6" draw:end-shape="id15" draw:end-glue-point="1" svg:d="m10404 9424-3830-2529">
          <text:p/>
        </draw:connector>
        <draw:connector draw:style-name="gr13" draw:text-style-name="P1" draw:layer="layout" draw:type="line" svg:x1="10.404cm" svg:y1="9.424cm" svg:x2="6.574cm" svg:y2="9.263cm" draw:start-shape="id29" draw:start-glue-point="6" draw:end-shape="id18" draw:end-glue-point="1" svg:d="m10404 9424-3830-161">
          <text:p/>
        </draw:connector>
        <draw:connector draw:style-name="gr13" draw:text-style-name="P1" draw:layer="layout" draw:type="line" svg:x1="10.416cm" svg:y1="6.024cm" svg:x2="6.574cm" svg:y2="3.748cm" draw:start-shape="id27" draw:start-glue-point="6" draw:end-shape="id4" draw:end-glue-point="1" svg:d="m10416 6024-3842-2276">
          <text:p/>
        </draw:connector>
        <draw:connector draw:style-name="gr13" draw:text-style-name="P1" draw:layer="layout" draw:type="line" svg:x1="10.416cm" svg:y1="6.024cm" svg:x2="6.574cm" svg:y2="6.182cm" draw:start-shape="id27" draw:start-glue-point="6" draw:end-shape="id2" draw:end-glue-point="1" svg:d="m10416 6024-3842 158">
          <text:p/>
        </draw:connector>
        <draw:connector draw:style-name="gr13" draw:text-style-name="P1" draw:layer="layout" draw:type="line" svg:x1="10.416cm" svg:y1="6.024cm" svg:x2="6.574cm" svg:y2="8.55cm" draw:start-shape="id27" draw:start-glue-point="6" draw:end-shape="id6" draw:end-glue-point="1" svg:d="m10416 6024-3842 2526">
          <text:p/>
        </draw:connector>
        <draw:connector draw:style-name="gr13" draw:text-style-name="P1" draw:layer="layout" draw:type="line" svg:x1="10.416cm" svg:y1="6.024cm" svg:x2="6.574cm" svg:y2="10.951cm" draw:start-shape="id27" draw:start-glue-point="6" draw:end-shape="id8" draw:end-glue-point="1" svg:d="m10416 6024-3842 49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che </meta:initial-creator>
    <meta:creation-date>2015-12-04T14:48:31.721316019</meta:creation-date>
    <meta:generator>OpenOffice/4.0.1$Win32 OpenOffice.org_project/401m5$Build-9714</meta:generator>
    <dc:date>2015-12-19T23:49:07.32</dc:date>
    <dc:creator>Alexis Roche</dc:creator>
    <meta:editing-duration>PT9H31M21S</meta:editing-duration>
    <meta:editing-cycles>30</meta:editing-cycles>
    <meta:document-statistic meta:object-count="105"/>
  </office:meta>
</office:document-meta>
</file>